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  <style:style style:name="P3" style:family="paragraph" style:parent-style-name="Standard">
      <style:text-properties officeooo:rsid="00056a67" officeooo:paragraph-rsid="00056a67"/>
    </style:style>
    <style:style style:name="P4" style:family="paragraph" style:parent-style-name="Standard">
      <style:text-properties officeooo:rsid="0005d54c" officeooo:paragraph-rsid="0005d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  <text:p text:style-name="P2"/>
      <text:p text:style-name="P2"/>
      <text:p text:style-name="P3">add master</text:p>
      <text:p text:style-name="P3"/>
      <text:p text:style-name="P4">master go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7-01-28T15:31:11.398808529</dc:date>
    <meta:editing-duration>PT1M4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7" meta:character-count="32" meta:non-whitespace-character-count="29"/>
  </office:meta>
</office:document-meta>
</file>